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05E0000005E1CC1C341.png" manifest:media-type=""/>
  <manifest:file-entry manifest:full-path="Pictures/10000000000006EB000005DAE4B18AF7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gradient" draw:fill-gradient-name="EssentialSkillsGradient1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fo:min-height="7.2cm"/>
    </style:style>
    <style:style style:name="gr3" style:family="graphic" style:parent-style-name="standard">
      <style:graphic-properties draw:stroke="none" draw:fill-color="#004586" draw:textarea-horizontal-align="justify" draw:textarea-vertical-align="middle" draw:auto-grow-height="false"/>
    </style:style>
    <style:style style:name="gr4" style:family="graphic" style:parent-style-name="standard">
      <style:graphic-properties draw:fill-color="#004586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color="#ffffff" fo:font-family="'Ubuntu Light'" style:font-pitch="variable" fo:font-size="80pt" style:font-size-asian="80pt" style:font-size-complex="80pt"/>
    </style:style>
    <style:style style:name="P3" style:family="paragraph">
      <style:text-properties fo:color="#ffffff" fo:font-family="'Ubuntu Light'" style:font-pitch="variable" fo:font-size="80pt" fo:font-weight="bold" style:font-size-asian="80pt" style:font-weight-asian="bold" style:font-size-complex="80pt" style:font-weight-complex="bold"/>
    </style:style>
    <style:style style:name="P4" style:family="paragraph">
      <style:paragraph-properties fo:text-align="center"/>
      <style:text-properties fo:color="#ffffff"/>
    </style:style>
    <style:style style:name="P5" style:family="paragraph">
      <style:paragraph-properties fo:text-align="center"/>
      <style:text-properties fo:color="#ffffff" fo:font-family="'Ubuntu Light'" style:font-pitch="variable" fo:font-size="44pt" fo:font-weight="bold" style:font-size-asian="44pt" style:font-weight-asian="bold" style:font-size-complex="44pt" style:font-weight-complex="bold"/>
    </style:style>
    <style:style style:name="P6" style:family="paragraph">
      <style:paragraph-properties fo:text-align="center"/>
      <style:text-properties fo:color="#ffffff" fo:font-size="26pt" style:font-size-asian="26pt" style:font-size-complex="26pt"/>
    </style:style>
    <style:style style:name="P7" style:family="paragraph">
      <style:paragraph-properties fo:text-align="center"/>
      <style:text-properties fo:color="#ffffff" fo:font-family="'Ubuntu Light'" style:font-pitch="variable" fo:font-size="26pt" fo:font-weight="bold" style:font-size-asian="26pt" style:font-weight-asian="bold" style:font-size-complex="26pt" style:font-weight-complex="bold"/>
    </style:style>
    <style:style style:name="T1" style:family="text">
      <style:text-properties fo:color="#ffffff" fo:font-family="'Ubuntu Light'" style:font-pitch="variable" fo:font-size="80pt" style:font-size-asian="80pt" style:font-size-complex="80pt"/>
    </style:style>
    <style:style style:name="T2" style:family="text">
      <style:text-properties fo:color="#ffffff" fo:font-family="'Ubuntu Light'" style:font-pitch="variable" fo:font-size="44pt" style:font-size-asian="44pt" style:font-size-complex="44pt"/>
    </style:style>
    <style:style style:name="T3" style:family="text">
      <style:text-properties fo:color="#ffffff" fo:font-family="'Ubuntu Light'" style:font-pitch="variable"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1cm" svg:height="29.7cm" svg:x="0cm" svg:y="0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18.8cm" svg:height="9.752cm" svg:x="1.8cm" svg:y="5.6cm">
          <draw:text-box>
            <text:p text:style-name="P2"><text:span text:style-name="T1">Test-Driven</text:span></text:p>
            <text:p text:style-name="P2"><text:span text:style-name="T1">Development</text:span></text:p>
          </draw:text-box>
        </draw:frame>
        <draw:custom-shape draw:style-name="gr3" draw:text-style-name="P5" draw:layer="layout" svg:width="24.8cm" svg:height="2.5cm" svg:x="-0.1cm" svg:y="12.7cm">
          <text:p text:style-name="P4"><text:span text:style-name="T2">Extensive Tutorial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15.5cm" svg:height="1.6cm" svg:x="6.6cm" svg:y="2.8cm">
          <text:p text:style-name="P6"><text:span text:style-name="T3">Grzegorz Gałęzowski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EssentialSkillsGradient1" draw:style="linear" draw:start-color="#168fc6" draw:end-color="#362e5f" draw:start-intensity="100%" draw:end-intensity="100%" draw:angle="450" draw:border="0%"/>
    <draw:fill-image draw:name="_31_00_5f_3510" draw:display-name="100_3510" xlink:href="Pictures/10000000000006EB000005DAE4B18AF7.png" xlink:type="simple" xlink:show="embed" xlink:actuate="onLoad"/>
    <draw:fill-image draw:name="Space" xlink:href="Pictures/100000000000005E0000005E1CC1C341.png" xlink:type="simple" xlink:show="embed" xlink:actuate="onLoad"/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Grzesiek Gałęzowski</meta:initial-creator>
    <meta:creation-date>2013-05-02T15:21:35</meta:creation-date>
    <dc:date>2013-05-02T15:33:14</dc:date>
    <dc:creator>Grzesiek Gałęzowski</dc:creator>
    <meta:editing-duration>P0D</meta:editing-duration>
    <meta:editing-cycles>1</meta:editing-cycles>
    <meta:document-statistic meta:object-count="4"/>
    <meta:generator>LibreOffice/4.0.2.2$Linux_x86 LibreOffice_project/400m0$Build-2</meta:generator>
  </office:meta>
</office:document-meta>
</file>